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fusion_all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/>
          <table:table-cell office:value-type="string" calcext:value-type="string">
            <text:p>borda</text:p>
          </table:table-cell>
          <table:table-cell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536842105263158" calcext:value-type="float">
            <text:p>0.536842105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/SUM([.B5:.F5])" office:value-type="percentage" office:value="0.971428571428571" calcext:value-type="percentage">
            <text:p>9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SUM([.B7:.F7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/SUM([.B9:.F9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379003663003663" calcext:value-type="percentage">
            <text:p>37.90%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673684210526316" calcext:value-type="float">
            <text:p>0.6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/SUM([.B14:.F14])" office:value-type="percentage" office:value="0.942857142857143" calcext:value-type="percentage">
            <text:p>94.29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SUM([.B15:.F15])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568673992673993" calcext:value-type="percentage">
            <text:p>56.87%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631578947368421" calcext:value-type="float">
            <text:p>0.631578947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/SUM([.B23:.F23])" office:value-type="percentage" office:value="0.828571428571429" calcext:value-type="percentage">
            <text:p>82.86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582739926739927" calcext:value-type="percentage">
            <text:p>58.27%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473684210526316" calcext:value-type="float">
            <text:p>0.4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/SUM([.B33:.F33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4]/SUM([.B34:.F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6]/SUM([.B36:.F3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315142857142857" calcext:value-type="percentage">
            <text:p>31.51%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:</text:p>
          </table:table-cell>
          <table:table-cell office:value-type="float" office:value="0.473684210526316" calcext:value-type="float">
            <text:p>0.473684210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/SUM([.B41:.F41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/SUM([.B42:.F42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3]/SUM([.B43:.F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5]/SUM([.B45:.F4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312857142857143" calcext:value-type="percentage">
            <text:p>31.29%</text:p>
          </table:table-cell>
        </table:table-row>
      </table:table>
      <table:table table:name="all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svm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lassifier:</text:p>
          </table:table-cell>
          <table:table-cell office:value-type="string" calcext:value-type="string">
            <text:p>svm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color_histogram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u_moment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621052631579" calcext:value-type="float">
            <text:p>0.6210526316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core</text:p>
          </table:table-cell>
          <table:table-cell office:value-type="float" office:value="0.442105263158" calcext:value-type="float">
            <text:p>0.442105263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  <table:table-cell/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6]/SUM([.J6:.N6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  <table:table-cell/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7]/SUM([.J7:.N7])"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  <table:table-cell/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8]/SUM([.J8:.N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  <table:table-cell/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9]/SUM([.J9:.N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N10]/SUM([.J10:.N10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O6:.O10])" office:value-type="percentage" office:value="0.332" calcext:value-type="percentage">
            <text:p>33.20%</text:p>
          </table:table-cell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lda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lassifier:</text:p>
          </table:table-cell>
          <table:table-cell office:value-type="string" calcext:value-type="string">
            <text:p>lda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color_histogram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u_moment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684210526316" calcext:value-type="float">
            <text:p>0.6842105263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core</text:p>
          </table:table-cell>
          <table:table-cell office:value-type="float" office:value="0.410526315789" calcext:value-type="float">
            <text:p>0.410526315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  <table:table-cell/>
          <table:table-cell office:value-type="string" calcext:value-type="string">
            <text:p>bar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16]/SUM([.J16:.N16])" office:value-type="percentage" office:value="0.714285714285714" calcext:value-type="percentage">
            <text:p>7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  <table:table-cell/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7]/SUM([.J17:.N17])"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  <table:table-cell/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18]/SUM([.J18:.N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  <table:table-cell/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19]/SUM([.J19:.N19])"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N20]/SUM([.J20:.N20])" office:value-type="percentage" office:value="0.6" calcext:value-type="percentage">
            <text:p>6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O16:.O20])" office:value-type="percentage" office:value="0.33552380952381" calcext:value-type="percentage">
            <text:p>33.55%</text:p>
          </table:table-cell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knn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lassifier:</text:p>
          </table:table-cell>
          <table:table-cell office:value-type="string" calcext:value-type="string">
            <text:p>knn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color_histogram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u_moment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652631578947" calcext:value-type="float">
            <text:p>0.6526315789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core</text:p>
          </table:table-cell>
          <table:table-cell office:value-type="float" office:value="0.378947368421" calcext:value-type="float">
            <text:p>0.378947368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  <table:table-cell/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26]/SUM([.J26:.N26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  <table:table-cell/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27]/SUM([.J27:.N27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  <table:table-cell/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L28]/SUM([.J28:.N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  <table:table-cell/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29]/SUM([.J29:.N29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N30]/SUM([.J30:.N30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O26:.O30])" office:value-type="percentage" office:value="0.328285714285714" calcext:value-type="percentage">
            <text:p>32.83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svm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istogram_of_oriented_gradients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431578947368" calcext:value-type="float">
            <text:p>0.4315789474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7]/SUM([.B37:.F37])" office:value-type="percentage" office:value="0.742857142857143" calcext:value-type="percentage">
            <text:p>74.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/SUM([.B38:.F38])"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/SUM([.B39:.F39])" office:value-type="percentage" office:value="0.230769230769231" calcext:value-type="percentage">
            <text:p>23.0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0]/SUM([.B40:.F40])" office:value-type="percentage" office:value="0.166666666666667" calcext:value-type="percentage">
            <text:p>1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1]/SUM([.B41:.F41])" office:value-type="percentage" office:value="0.1" calcext:value-type="percentage">
            <text:p>1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7:.G41])" office:value-type="percentage" office:value="0.320058608058608" calcext:value-type="percentage">
            <text:p>32.01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lda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istogram_of_oriented_gradients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431578947368" calcext:value-type="float">
            <text:p>0.4315789474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7]/SUM([.B47:.F47])" office:value-type="percentage" office:value="0.742857142857143" calcext:value-type="percentage">
            <text:p>74.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8]/SUM([.B48:.F48])"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/SUM([.B49:.F49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0]/SUM([.B50:.F50])" office:value-type="percentage" office:value="0.333333333333333" calcext:value-type="percentage">
            <text:p>33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51]/SUM([.B51:.F51])" office:value-type="percentage" office:value="0.1" calcext:value-type="percentage">
            <text:p>1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7:.G51])" office:value-type="percentage" office:value="0.322622710622711" calcext:value-type="percentage">
            <text:p>32.26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ifier:</text:p>
          </table:table-cell>
          <table:table-cell office:value-type="string" calcext:value-type="string">
            <text:p>knn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extraction:</text:p>
          </table:table-cell>
          <table:table-cell office:value-type="string" calcext:value-type="string">
            <text:p>histogram_of_oriented_gradients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office:value-type="float" office:value="0.494736842105" calcext:value-type="float">
            <text:p>0.4947368421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7]/SUM([.B57:.F57])" office:value-type="percentage" office:value="0.914285714285714" calcext:value-type="percentage">
            <text:p>9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8]/SUM([.B58:.F58])" office:value-type="percentage" office:value="0.56" calcext:value-type="percentage">
            <text:p>5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/SUM([.B59:.F59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0]/SUM([.B60:.F6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1]/SUM([.B61:.F6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7:.G61])" office:value-type="percentage" office:value="0.310241758241758" calcext:value-type="percentage">
            <text:p>31.02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0:08:33.90495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5T10:37:53.213849403</dc:date>
    <meta:editing-duration>PT55M27S</meta:editing-duration>
    <meta:editing-cycles>5</meta:editing-cycles>
    <meta:generator>LibreOffice/4.2.8.2$Linux_X86_64 LibreOffice_project/420m0$Build-2</meta:generator>
    <meta:document-statistic meta:table-count="4" meta:cell-count="956" meta:object-count="0"/>
  </office:meta>
</office:document-meta>
</file>